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random_li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orbital_deposit_tile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t_deposit</text:p>
          </table:table-cell>
          <table:table-cell office:value-type="string">
            <text:p>OCCNUM</text:p>
          </table:table-cell>
          <table:table-cell office:value-type="string">
            <text:p>add</text:p>
          </table:table-cell>
          <table:table-cell office:value-type="string">
            <text:p>is_planet_class_pc_barren</text:p>
          </table:table-cell>
          <table:table-cell office:value-type="string">
            <text:p>is_planet_class_pc_molten</text:p>
          </table:table-cell>
          <table:table-cell office:value-type="string">
            <text:p>is_planet_class_pc_geometallic</text:p>
          </table:table-cell>
          <table:table-cell office:value-type="string">
            <text:p>is_planet_class_pc_geoplastic</text:p>
          </table:table-cell>
          <table:table-cell office:value-type="string">
            <text:p>is_planet_class_pc_geomorteus</text:p>
          </table:table-cell>
          <table:table-cell office:value-type="string">
            <text:p>factor</text:p>
          </table:table-cell>
          <table:table-cell office:value-type="string">
            <text:p>N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planet_class_pc_small_asteroid_moon</text:p>
          </table:table-cell>
          <table:table-cell office:value-type="string">
            <text:p>is_planet_class_pc_large_asteroid_moon</text:p>
          </table:table-cell>
          <table:table-cell office:value-type="string">
            <text:p>is_planet_class</text:p>
          </table:table-cell>
          <table:table-cell office:value-type="string">
            <text:p>is_planet_class_pc_dwarf_planet_asteroid</text:p>
          </table:table-cell>
          <table:table-cell office:value-type="string">
            <text:p>is_planet_class_pc_barren_cold</text:p>
          </table:table-cell>
          <table:table-cell office:value-type="string">
            <text:p>is_planet_class_pc_frozen</text:p>
          </table:table-cell>
          <table:table-cell office:value-type="string">
            <text:p>N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planet_class_pc_broken</text:p>
          </table:table-cell>
          <table:table-cell office:value-type="string">
            <text:p>is_planet_class_pc_gas_giant</text:p>
          </table:table-cell>
          <table:table-cell office:value-type="string">
            <text:p>is_planet_class_pc_gas_giant_hot</text:p>
          </table:table-cell>
          <table:table-cell office:value-type="string">
            <text:p>is_inside_nebula</text:p>
          </table:table-cell>
          <table:table-cell office:value-type="string">
            <text:p>is_planet_class_pc_ice_giant</text:p>
          </table:table-cell>
          <table:table-cell office:value-type="string">
            <text:p>is_planet_class_pc_toxic</text:p>
          </table:table-cell>
          <table:table-cell office:value-type="string">
            <text:p>is_planet_class_pc_hothouse</text:p>
          </table:table-cell>
          <table:table-cell office:value-type="string">
            <text:p>is_planet_class_pc_methane</text:p>
          </table:table-cell>
          <table:table-cell office:value-type="string">
            <text:p>orbits_hot_star</text:p>
          </table:table-cell>
          <table:table-cell office:value-type="string">
            <text:p>system_star_is_pc_g_giant_star</text:p>
          </table:table-cell>
          <table:table-cell office:value-type="string">
            <text:p>system_star_is_pc_k_giant_star</text:p>
          </table:table-cell>
          <table:table-cell office:value-type="string">
            <text:p>system_star_is_pc_g_super_star</text:p>
          </table:table-cell>
          <table:table-cell office:value-type="string">
            <text:p>system_star_is_pc_k_super_star</text:p>
          </table:table-cell>
          <table:table-cell office:value-type="string">
            <text:p>is_broken_megastructur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bits_hot_star</text:p>
          </table:table-cell>
          <table:table-cell office:value-type="string">
            <text:p>is_inside_nebula</text:p>
          </table:table-cell>
          <table:table-cell office:value-type="string">
            <text:p>orbits_cold_st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bits_star_class_sc_b</text:p>
          </table:table-cell>
          <table:table-cell office:value-type="string">
            <text:p>orbits_star_class_sc_b_super</text:p>
          </table:table-cell>
          <table:table-cell office:value-type="string">
            <text:p>orbits_star_class_sc_o</text:p>
          </table:table-cell>
          <table:table-cell office:value-type="string">
            <text:p>orbits_star_class_sc_o_super</text:p>
          </table:table-cell>
          <table:table-cell office:value-type="string">
            <text:p>orbits_star_class_sc_o_hyper</text:p>
          </table:table-cell>
          <table:table-cell office:value-type="string">
            <text:p>orbits_star_class_sc_a_super</text:p>
          </table:table-cell>
          <table:table-cell office:value-type="string">
            <text:p>orbits_star_class_sc_m_hyper</text:p>
          </table:table-cell>
          <table:table-cell office:value-type="string">
            <text:p>orbits_star_class_sc_m_super</text:p>
          </table:table-cell>
          <table:table-cell office:value-type="string">
            <text:p>orbits_star_class_sc_f_super</text:p>
          </table:table-cell>
          <table:table-cell office:value-type="string">
            <text:p>orbits_star_class_sc_g_super</text:p>
          </table:table-cell>
          <table:table-cell office:value-type="string">
            <text:p>orbits_star_class_sc_k_super</text:p>
          </table:table-cell>
          <table:table-cell office:value-type="string">
            <text:p>orbits_star_class_sc_w_azure</text:p>
          </table:table-cell>
          <table:table-cell office:value-type="string">
            <text:p>orbits_star_class_sc_w_red</text:p>
          </table:table-cell>
          <table:table-cell office:value-type="string">
            <text:p>orbits_star_class_sc_w_green</text:p>
          </table:table-cell>
          <table:table-cell office:value-type="string">
            <text:p>orbits_star_class_sc_w_purple</text:p>
          </table:table-cell>
          <table:table-cell office:value-type="string">
            <text:p>orbits_star_class_sc_lbv_blue</text:p>
          </table:table-cell>
          <table:table-cell office:value-type="string">
            <text:p>orbits_star_class_sc_lbv_green</text:p>
          </table:table-cell>
          <table:table-cell office:value-type="string">
            <text:p>orbits_star_class_sc_lbv_red</text:p>
          </table:table-cell>
          <table:table-cell office:value-type="string">
            <text:p>orbits_star_class_sc_black_hole</text:p>
          </table:table-cell>
          <table:table-cell office:value-type="string">
            <text:p>orbits_star_class_sc_neutron_star</text:p>
          </table:table-cell>
          <table:table-cell office:value-type="string">
            <text:p>orbits_star_class_sc_pulsar</text:p>
          </table:table-cell>
          <table:table-cell office:value-type="string">
            <text:p>orbits_star_class_sc_collapsar</text:p>
          </table:table-cell>
          <table:table-cell office:value-type="string">
            <text:p>orbits_star_class_sc_magnetar</text:p>
          </table:table-cell>
          <table:table-cell office:value-type="string">
            <text:p>orbits_star_class_sc_nova_1</text:p>
          </table:table-cell>
          <table:table-cell office:value-type="string">
            <text:p>orbits_star_class_sc_nova_2</text:p>
          </table:table-cell>
          <table:table-cell office:value-type="string">
            <text:p>system_star_is_pc_w_azure_star</text:p>
          </table:table-cell>
          <table:table-cell office:value-type="string">
            <text:p>system_star_is_pc_w_green_star</text:p>
          </table:table-cell>
          <table:table-cell office:value-type="string">
            <text:p>system_star_is_pc_w_purple_star</text:p>
          </table:table-cell>
          <table:table-cell office:value-type="string">
            <text:p>system_star_is_pc_w_red_star</text:p>
          </table:table-cell>
          <table:table-cell office:value-type="string">
            <text:p>system_star_is_pc_b_star</text:p>
          </table:table-cell>
          <table:table-cell office:value-type="string">
            <text:p>system_star_is_pc_b_super_star</text:p>
          </table:table-cell>
          <table:table-cell office:value-type="string">
            <text:p>system_star_is_pc_o_star</text:p>
          </table:table-cell>
          <table:table-cell office:value-type="string">
            <text:p>system_star_is_pc_o_super_star</text:p>
          </table:table-cell>
          <table:table-cell office:value-type="string">
            <text:p>system_star_is_pc_o_hyper_star</text:p>
          </table:table-cell>
          <table:table-cell office:value-type="string">
            <text:p>system_star_is_pc_a_super_star</text:p>
          </table:table-cell>
          <table:table-cell office:value-type="string">
            <text:p>system_star_is_pc_lbv_blue_star</text:p>
          </table:table-cell>
          <table:table-cell office:value-type="string">
            <text:p>system_star_is_pc_lbv_green_star</text:p>
          </table:table-cell>
          <table:table-cell office:value-type="string">
            <text:p>system_star_is_pc_lbv_red_st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gm_pe_orbital_sr_spawn_table</text:p>
          </table:table-cell>
          <table:table-cell office:value-type="string">
            <text:p>OCC0-0</text:p>
          </table:table-cell>
          <table:table-cell office:value-type="string">
            <text:p>d_meta_organics</text:p>
          </table:table-cell>
          <table:table-cell office:value-type="string">
            <text:p>OCC0</text:p>
          </table:table-cell>
          <table:table-cell office:value-type="string">
            <text:p>8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d_terraforming_gas_depos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d_terraforming_fluid_depos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0</text:p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c_astero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0</text:p>
          </table:table-cell>
          <table:table-cell office:value-type="string">
            <text:p>d_thullium</text:p>
          </table:table-cell>
          <table:table-cell office:value-type="string">
            <text:p>OCC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c_astero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0</text:p>
          </table:table-cell>
          <table:table-cell office:value-type="string">
            <text:p>d_selenemite</text:p>
          </table:table-cell>
          <table:table-cell office:value-type="string">
            <text:p>OCC0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c_astero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0</text:p>
          </table:table-cell>
          <table:table-cell office:value-type="string">
            <text:p>d_xerodine</text:p>
          </table:table-cell>
          <table:table-cell office:value-type="string">
            <text:p>OCC0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c_astero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15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0</text:p>
          </table:table-cell>
          <table:table-cell office:value-type="string">
            <text:p>d_illum</text:p>
          </table:table-cell>
          <table:table-cell office:value-type="string">
            <text:p>OCC0</text:p>
          </table:table-cell>
          <table:table-cell office:value-type="string">
            <text:p>8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0</text:p>
          </table:table-cell>
          <table:table-cell office:value-type="string">
            <text:p>d_neodymium</text:p>
          </table:table-cell>
          <table:table-cell office:value-type="string">
            <text:p>OCC0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-0</text:p>
          </table:table-cell>
          <table:table-cell office:value-type="string">
            <text:p>d_hyper_diamond</text:p>
          </table:table-cell>
          <table:table-cell office:value-type="string">
            <text:p>OCC0</text:p>
          </table:table-cell>
          <table:table-cell office:value-type="string">
            <text:p>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9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0-0</text:p>
          </table:table-cell>
          <table:table-cell office:value-type="string">
            <text:p>d_neorite</text:p>
          </table:table-cell>
          <table:table-cell office:value-type="string">
            <text:p>OCC0</text:p>
          </table:table-cell>
          <table:table-cell office:value-type="string">
            <text:p>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0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-0</text:p>
          </table:table-cell>
          <table:table-cell office:value-type="string">
            <text:p>d_cryodine</text:p>
          </table:table-cell>
          <table:table-cell office:value-type="string">
            <text:p>OCC0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1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2-0</text:p>
          </table:table-cell>
          <table:table-cell office:value-type="string">
            <text:p>d_cavorite</text:p>
          </table:table-cell>
          <table:table-cell office:value-type="string">
            <text:p>OCC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2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2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2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3-0</text:p>
          </table:table-cell>
          <table:table-cell office:value-type="string">
            <text:p>d_sorium_3</text:p>
          </table:table-cell>
          <table:table-cell office:value-type="string">
            <text:p>OCC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3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3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4-0</text:p>
          </table:table-cell>
          <table:table-cell office:value-type="string">
            <text:p>d_hyperfuels</text:p>
          </table:table-cell>
          <table:table-cell office:value-type="string">
            <text:p>OCC0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4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4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5-0</text:p>
          </table:table-cell>
          <table:table-cell office:value-type="string">
            <text:p>d_helium_3</text:p>
          </table:table-cell>
          <table:table-cell office:value-type="string">
            <text:p>OCC0</text:p>
          </table:table-cell>
          <table:table-cell office:value-type="string">
            <text:p>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5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6-0</text:p>
          </table:table-cell>
          <table:table-cell office:value-type="string">
            <text:p>d_pyronium</text:p>
          </table:table-cell>
          <table:table-cell office:value-type="string">
            <text:p>OCC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6-1</text:p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6-2</text:p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6-3</text:p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6-4</text:p>
          </table:table-cell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6-5</text:p>
          </table:table-cell>
          <table:table-cell office:value-type="string">
            <text:p/>
          </table:table-cell>
          <table:table-cell office:value-type="string">
            <text:p>OCC5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6-6</text:p>
          </table:table-cell>
          <table:table-cell office:value-type="string">
            <text:p/>
          </table:table-cell>
          <table:table-cell office:value-type="string">
            <text:p>OCC6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6-7</text:p>
          </table:table-cell>
          <table:table-cell office:value-type="string">
            <text:p/>
          </table:table-cell>
          <table:table-cell office:value-type="string">
            <text:p>OCC7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6-8</text:p>
          </table:table-cell>
          <table:table-cell office:value-type="string">
            <text:p/>
          </table:table-cell>
          <table:table-cell office:value-type="string">
            <text:p>OCC8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6-9</text:p>
          </table:table-cell>
          <table:table-cell office:value-type="string">
            <text:p/>
          </table:table-cell>
          <table:table-cell office:value-type="string">
            <text:p>OCC9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6-10</text:p>
          </table:table-cell>
          <table:table-cell office:value-type="string">
            <text:p/>
          </table:table-cell>
          <table:table-cell office:value-type="string">
            <text:p>OCC1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6-11</text:p>
          </table:table-cell>
          <table:table-cell office:value-type="string">
            <text:p/>
          </table:table-cell>
          <table:table-cell office:value-type="string">
            <text:p>OCC11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7</text:p>
          </table:table-cell>
          <table:table-cell office:value-type="string">
            <text:p>d_scritch</text:p>
          </table:table-cell>
          <table:table-cell office:value-type="string">
            <text:p/>
          </table:table-cell>
          <table:table-cell office:value-type="string">
            <text:p>1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6</meta:generator>
  </office:meta>
</office:document-meta>
</file>